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Heading_20_2">
      <style:paragraph-properties fo:margin-top="0.1665in" fo:margin-bottom="0.0835in" fo:keep-with-next="always"/>
    </style:style>
    <style:style style:name="P19" style:family="paragraph" style:parent-style-name="Contents_20_1">
      <style:paragraph-properties>
        <style:tab-stops>
          <style:tab-stop style:position="6.6925in" style:type="right" style:leader-style="dotted" style:leader-text="."/>
        </style:tab-stops>
      </style:paragraph-properties>
    </style:style>
    <style:style style:name="P20" style:family="paragraph" style:parent-style-name="Contents_20_2">
      <style:paragraph-properties>
        <style:tab-stops>
          <style:tab-stop style:position="6.4957in" style:type="right" style:leader-style="dotted" style:leader-text="."/>
        </style:tab-stops>
      </style:paragraph-properties>
    </style:style>
    <style:style style:name="P21" style:family="paragraph" style:parent-style-name="Contents_20_3">
      <style:paragraph-properties>
        <style:tab-stops>
          <style:tab-stop style:position="6.2992in" style:type="right" style:leader-style="dotted" style:leader-text="."/>
        </style:tab-stops>
      </style:paragraph-properties>
    </style:style>
    <style:style style:name="P22"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style:font-name="Liberation Sans"/>
    </style:style>
    <style:style style:name="T6" style:family="text">
      <style:text-properties style:font-name="Liberation Sans" style:font-name-asian="DejaVu LGC Sans" style:font-name-complex="DejaVu LGC Sans"/>
    </style:style>
    <style:style style:name="T7" style:family="text">
      <style:text-properties style:font-name="Liberation Sans1" style:font-name-asian="Liberation Sans1" style:font-name-complex="Liberation Sans1"/>
    </style:style>
    <style:style style:name="T8" style:family="text">
      <style:text-properti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1.2</text:p>
      <text:p text:style-name="Subtitle">9<text:span text:style-name="T4">th</text:span> November 2009</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Introduction to Byteman<text:tab/>4</text:p>
          <text:p text:style-name="P20">Running an Application with the Byteman agent<text:tab/>4</text:p>
          <text:p text:style-name="P20">Event Condition Action Rules<text:tab/>4</text:p>
          <text:p text:style-name="P20">Rule Bindings and Parameterization<text:tab/>5</text:p>
          <text:p text:style-name="P20">Built-in Conditions and Actions<text:tab/>6</text:p>
          <text:p text:style-name="P20">Extending or Replacing the Byteman Language Built-ins<text:tab/>6</text:p>
          <text:p text:style-name="P20">Agent Transformation<text:tab/>7</text:p>
          <text:p text:style-name="P20">Agent Retransformation<text:tab/>8</text:p>
          <text:p text:style-name="P20">ECA Rule Engine<text:tab/>8</text:p>
          <text:p text:style-name="P19">The Byteman Rule Language<text:tab/>10</text:p>
          <text:p text:style-name="P20">Rule Events<text:tab/>10</text:p>
          <text:p text:style-name="P21">Class Rules vs Interface Rules<text:tab/>11</text:p>
          <text:p text:style-name="P20">Location Specifiers<text:tab/>11</text:p>
          <text:p text:style-name="P20">Rule Bindings<text:tab/>13</text:p>
          <text:p text:style-name="P20">Rule Expressions<text:tab/>14</text:p>
          <text:p text:style-name="P20">Rule Conditions<text:tab/>15</text:p>
          <text:p text:style-name="P20">Rule Actions<text:tab/>16</text:p>
          <text:p text:style-name="P20">Built-In Calls<text:tab/>17</text:p>
          <text:p text:style-name="P20">User-Defined Rule Helpers<text:tab/>17</text:p>
          <text:p text:style-name="P19">Byteman Rule Language Standard Built-Ins<text:tab/>19</text:p>
          <text:p text:style-name="P20">Thread Coordination Operations<text:tab/>19</text:p>
          <text:p text:style-name="P21">Waiters<text:tab/>19</text:p>
          <text:p text:style-name="P21">Rendezvous<text:tab/>20</text:p>
          <text:p text:style-name="P21">Joiners<text:tab/>21</text:p>
          <text:p text:style-name="P21">Aborting Execution<text:tab/>21</text:p>
          <text:p text:style-name="P20">Rule State Management Operations<text:tab/>22</text:p>
          <text:p text:style-name="P21">CountDowns<text:tab/>22</text:p>
          <text:p text:style-name="P21">Flags<text:tab/>23</text:p>
          <text:p text:style-name="P21">Counters<text:tab/>23</text:p>
          <text:p text:style-name="P21">Recursive Triggering<text:tab/>24</text:p>
          <text:p text:style-name="P20">Trace and Debug Operations<text:tab/>25</text:p>
          <text:p text:style-name="P21">Debugging<text:tab/>25</text:p>
          <text:p text:style-name="P21">Tracing<text:tab/>25</text:p>
          <text:p text:style-name="P19">Using Byteman<text:tab/>27</text:p>
          <text:p text:style-name="P20">Downloading a binary release<text:tab/>27</text:p>
          <text:p text:style-name="P20">Obtaining the sources<text:tab/>27</text:p>
          <text:p text:style-name="P20">Building Byteman from the sources<text:tab/>27</text:p>
          <text:p text:style-name="P20">Running Applications with Byteman<text:tab/>27</text:p>
          <text:p text:style-name="P20">Available -javaagent Options<text:tab/>28</text:p>
          <text:p text:style-name="P20">Running Byteman Using Script bmjava.sh<text:tab/>29</text:p>
          <text:p text:style-name="P20">Submitting Rules Dynamically Using Script submit.sh<text:tab/>29</text:p>
          <text:p text:style-name="P20">Checking Rules Offline Using Script bytemancheck.sh<text:tab/>31</text:p>
          <text:p text:style-name="P20">Environment Settings<text:tab/>31</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296355556"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781648806" text:style-name="L1">
        <text:list-item>
          <text:p text:style-name="P11">tracing application execution</text:p>
        </text:list-item>
        <text:list-item>
          <text:p text:style-name="P11">short-circuiting normal method execution via early returns or exceptions</text:p>
        </text:list-item>
        <text:list-item>
          <text:p text:style-name="P11">orchestrating the timing of activities performed by independent application threads</text:p>
        </text:list-item>
      </text:list>
      <text:p text:style-name="Text_20_body">Byteman is actually more general than this description appears to suggest. The core engine which underlies Byteman is a general purpose code injection program based around Event Condition Action (ECA) rules. Obviously, tracing code or short-circuiting execution can be useful for a variety of purposes. The thread management functionality in the Byteman script language which is specifically geared towards test automation is provided via a simple POJO plug-in. It is trivial to modify and/or extend the script language to support language operations which are specific to other application domains. Indeed this can be done on a piecemeal basis for individual rules. So, it is possible to use Byteman to inject ad hoc modifications into all sorts of applications.</text:p>
      <text:list xml:id="list1110968699" text:continue-list="list296355556" text:style-name="Outline">
        <text:list-item>
          <text:list>
            <text:list-header>
              <text:h text:style-name="P18" text:outline-level="2" text:is-list-header="true"><text:span text:style-name="T6">Running an Application with the </text:span>Byteman agent</text:h>
            </text:list-header>
          </text:list>
        </text:list-item>
      </text:list>
      <text:p text:style-name="Text_20_body">In order to use Byteman to test a Java application the JVM must be started using the -<text:span text:style-name="Code_20_Text">javaagent</text:span> command line argument. The traiiling text appended to this argument points the JVM at a jar containing the Byteman rule engine. It also identifies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Breaking up rules into separate scripts makes it easier to manage independent rules and enables reuse of rules across related tests. It is also possible to upload scripts containing new rules or new definitions of existing rules while the application is running. Full details are provided in subsection <text:reference-ref text:reference-format="text" text:ref-name="Running Applications With Byteman">Running Applications with Byteman</text:reference-ref>.</text:p>
      <text:list xml:id="list881883193"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1699688052" text:style-name="L2">
        <text:list-item>
          <text:p text:style-name="P12"><text:span text:style-name="T1">where</text:span> during application execution a side-effect should occur</text:p>
        </text:list-item>
        <text:list-item>
          <text:p text:style-name="P12"><text:span text:style-name="T1">whether</text:span> the side-effect should happen or not</text:p>
        </text:list-item>
        <text:list-item>
          <text:p text:style-name="P12"><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the buffer were empty). The location specifier <text:span text:style-name="Code_20_Text">AT INVOKE</text:span> places the trigger point just before the call to this method. </text:p>
      <text:p text:style-name="Code"><text:soft-page-break/>RULE throw on Nth empty get<text:line-break/>CLASS org.my.BoundedBuffer<text:line-break/>METHOD get()<text:line-break/>AT INVOKE Object.wait()<text:line-break/>BIND buffer = $this<text:line-break/>IF countDown(buffer)<text:line-break/>DO thro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7">─</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730701296" text:continue-list="list881883193"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text:soft-page-break/>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161827275"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1796919368"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text:soft-page-break/>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481246389"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319900321" text:style-name="L3">
        <text:list-item>
          <text:p text:style-name="P13">the <text:span text:style-name="T1">trigger method</text:span>, i.e. the method which contains the trigger point</text:p>
        </text:list-item>
        <text:list-item>
          <text:p text:style-name="P13">the rule which has been matched</text:p>
        </text:list-item>
        <text:list-item>
          <text:p text:style-name="P13">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text:soft-page-break/>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45069743" text:continue-list="list481246389" text:style-name="Outline">
        <text:list-item>
          <text:list>
            <text:list-header>
              <text:h text:style-name="P18" text:outline-level="2" text:is-list-header="true"><text:span text:style-name="T6">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370853078" text:continue-numbering="true" text:style-name="Outline">
        <text:list-item>
          <text:list>
            <text:list-header>
              <text:h text:style-name="P18" text:outline-level="2" text:is-list-header="true">ECA <text:span text:style-name="T6">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text:soft-page-break/>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524001924"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024477401" text:continue-numbering="true" text:style-name="Outline">
        <text:list-item>
          <text:list>
            <text:list-header>
              <text:h text:style-name="P18"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616228831"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2169661332" text:continue-numbering="true" text:style-name="Outline">
        <text:list-item>
          <text:list>
            <text:list-header>
              <text:h text:style-name="Heading_20_2" text:outline-level="2" text:is-list-header="true">Location Specifiers</text:h>
            </text:list-header>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will frequently be modified. Obviously when code is edited the associated tests need to be revised. But <text:soft-page-break/>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st,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P3"><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text:span><text:span text:style-name="T3">AT WRITE</text:span><text:span text:style-name="T1"> [ type .] field [count]<text:line-break/></text:span><text:span text:style-name="T3">AFTER WRITE</text:span><text:span text:style-name="T1"> [ type .] field [count]<text:line-break/></text:span><text:span text:style-name="T3">AT INVOKE</text:span><text:span text:style-name="T1"> [ type .] method [ </text:span><text:span text:style-name="T3">(</text:span><text:span text:style-name="T1"> argtypes </text:span><text:span text:style-name="T3">)</text:span><text:span text:style-name="T1"> ] [count]<text:line-break/></text:span><text:span text:style-name="T3">AFTER INVOKE</text:span><text:span text:style-name="T1"> [ type .] method [ </text:span><text:span text:style-name="T3">(</text:span><text:span text:style-name="T1"> argtypes </text:span><text:span text:style-name="T3">)</text:span><text:span text:style-name="T1"> ][count]<text:line-break/></text:span><text:span text:style-name="T3">AT SYNCHRONIZE</text:span><text:span text:style-name="T1"> [count]</text:span><text:bookmark-start text:name="DDE_LINK11"/><text:span text:style-name="T1"><text:line-break/></text:span><text:span text:style-name="T3">AFTER SYNCHRONIZE</text:span><text:span text:style-name="T1"> [count]</text:span><text:bookmark-end text:name="DDE_LINK11"/><text:span text:style-name="T1"><text:line-break/></text:span><text:span text:style-name="T3">AT THROW</text:span><text:span text:style-name="T1"> [typename] [count]</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text:soft-page-break/>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9">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is ignored in the current release.</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654896191"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text:soft-page-break/>#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192863145"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576219817" text:style-name="L4">
        <text:list-item>
          <text:p text:style-name="P14">references to previously bound variables</text:p>
        </text:list-item>
        <text:list-item>
          <text:p text:style-name="P14">references to the trigger method recipient or arguments</text:p>
        </text:list-item>
        <text:list-item>
          <text:p text:style-name="P14">references to the local variables in scope at the trigger point</text:p>
        </text:list-item>
        <text:list-item>
          <text:p text:style-name="P14">static field references</text:p>
        </text:list-item>
        <text:list-item>
          <text:p text:style-name="P14">primitive literals</text:p>
        </text:list-item>
        <text:list-item>
          <text:p text:style-name="P14">field accesses</text:p>
        </text:list-item>
        <text:list-item>
          <text:p text:style-name="P14">static or instance method invocations</text:p>
        </text:list-item>
        <text:list-item>
          <text:p text:style-name="P14">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556327339" text:style-name="L5">
        <text:list-item>
          <text:p text:style-name="P15"><text:soft-page-break/>The assignment operator is not available for use in expressions. It can only be employed at the top level in binding specifications.</text:p>
        </text:list-item>
        <text:list-item>
          <text:p text:style-name="P15">Use of the new operator is not currently allowed in expressions.</text:p>
        </text:list-item>
        <text:list-item>
          <text:p text:style-name="P15">throw and return operations are only allowed as the last action in a sequence of rule actions (see below).</text:p>
        </text:list-item>
      </text:list>
      <text:list xml:id="list1166130487" text:style-name="L6">
        <text:list-item>
          <text:p text:style-name="P16">Expressions should obey the normal rules regarding associativity and precedence.</text:p>
        </text:list-item>
        <text:list-item>
          <text:p text:style-name="P16">The trigger method recipient and argument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16">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
      <text:list xml:id="list121559759" text:continue-list="list1192863145"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396230378"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xml:id="list426075111"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991668013"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text:soft-page-break/>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1138352404"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062281536"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902897996" text:continue-numbering="true" text:style-name="Outline">
        <text:list-item>
          <text:list>
            <text:list-item>
              <text:list>
                <text:list-header>
                  <text:h text:style-name="P22"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538540162" text:continue-numbering="true" text:style-name="Outline">
        <text:list-item>
          <text:list>
            <text:list-item>
              <text:list>
                <text:list-header>
                  <text:h text:style-name="P22"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47782481"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489122344"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320376850" text:continue-numbering="true" text:style-name="Outline">
        <text:list-item>
          <text:list>
            <text:list-item>
              <text:list>
                <text:list-header>
                  <text:h text:style-name="P22"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2110977164" text:continue-numbering="true" text:style-name="Outline">
        <text:list-item>
          <text:list>
            <text:list-item>
              <text:list>
                <text:list-header>
                  <text:h text:style-name="P22" text:outline-level="3" text:is-list-header="true"><text:bookmark-start text:name="DDE_LINK16"/>Counters</text:h>
                </text:list-header>
              </text:list>
            </text:list-item>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text:soft-page-break/>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list xml:id="list144309300" text:continue-numbering="true" text:style-name="Outline">
        <text:list-item>
          <text:list>
            <text:list-item>
              <text:list>
                <text:list-header>
                  <text:h text:style-name="P22"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g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92"/><text:bookmark-start text:name="DDE_LINK101"/>public void setTriggering(boolean enabled)<text:bookmark-end text:name="DDE_LINK92"/><text:bookmark-end text:name="DDE_LINK101"/></text:p>
      <text:p text:style-name="P2"><text:soft-page-break/>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2050875852"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824903266"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text:soft-page-break/>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2070422188"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2066718072" text:continue-numbering="true" text:style-name="Outline">
        <text:list-item>
          <text:list>
            <text:list-header>
              <text:h text:style-name="P18"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labs/labs/jbosstm/workspace/adinn/byteman/</text:a></text:p>
      <text:p text:style-name="P1">The source tree includes an ext directory containing the external javacup, JFlex and ObjectWeb asm jars needed by the agent and rule code.</text:p>
      <text:list xml:id="list1898518856"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767468625"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t requires only extra argument when you run your Java application using the <text:span text:style-name="Code_20_Text">java</text:span> command. This argument points the JVM at the agent code in the byteman jar and at the script files containing your byteman rules. This is specified using the <text:span text:style-name="Code_20_Text">java</text:span> command flag</text:p>
      <text:p text:style-name="Code"><text:soft-page-break/><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612582612" text:continue-numbering="true" text:style-name="Outline">
        <text:list-item>
          <text:list>
            <text:list-header>
              <text:h text:style-name="P18" text:outline-level="2" text:is-list-header="true"><text:span text:style-name="T6">Available</text:span> -javaagent Options</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8">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8">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8">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8">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8">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text:soft-page-break/>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8">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875509375" text:continue-numbering="true" text:style-name="Outline">
        <text:list-item>
          <text:list>
            <text:list-header>
              <text:h text:style-name="P18" text:outline-level="2" text:is-list-header="true"><text:span text:style-name="T6">Running</text:span> Byteman Using S<text:span text:style-name="T6">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379551236" text:continue-numbering="true" text:style-name="Outline">
        <text:list-item>
          <text:list>
            <text:list-header>
              <text:h text:style-name="P18" text:outline-level="2" text:is-list-header="true"><text:span text:style-name="Code_20_Text"><text:span text:style-name="T6">Submitting</text:span></text:span><text:span text:style-name="Code_20_Text"><text:span text:style-name="T5"> Rules Dynamically Using Script 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5">bash shell script submit</text:span></text:span><text:span text:style-name="Code_20_Text">.sh</text:span><text:span text:style-name="Code_20_Text"><text:span text:style-name="T5"> located in the </text:span></text:span><text:span text:style-name="Code_20_Text">bin</text:span><text:span text:style-name="Code_20_Text"><text:span text:style-name="T5"> directory of the release source tree. This script expects to find the byteman agent jar to be located in <text:s/>$</text:span></text:span><text:span text:style-name="Code_20_Text">BYTEMAN_HOME/lib/byteman.jar</text:span><text:span text:style-name="Code_20_Text"><text:span text:style-name="T5">. If </text:span></text:span><text:span text:style-name="Code_20_Text">BYTEMAN_HOME</text:span><text:span text:style-name="Code_20_Text"><text:span text:style-name="T5"> is not set it looks for a </text:span></text:span><text:span text:style-name="Code_20_Text">lib</text:span><text:span text:style-name="Code_20_Text"><text:span text:style-name="T5"> directory in the parent of the directory from </text:span></text:span><text:soft-page-break/><text:span text:style-name="Code_20_Text"><text:span text:style-name="T5">which it is run.</text:span></text:span></text:p>
      <text:p text:style-name="Text_20_body">The command line syntax for the submit script is:</text:p>
      <text:p text:style-name="Code"><text:span text:style-name="Code_20_Text">submit [-p port] [-h host] [-l|-u] [script1 . . . scriptN]<text:line-break/>submit </text:span><text:span text:style-name="Code_20_Text">[-p port] [-h host] </text:span><text:span text:style-name="Code_20_Text">[-b|-s] jarfile1 . . .</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submit</text:span> uploads the scripts to the agent:</text:p>
      <text:list xml:id="list941514371" text:style-name="L7">
        <text:list-item>
          <text:p text:style-name="P17">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17">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17">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submit</text:span>. When run with no arguments <text:span text:style-name="Code_20_Text">submit</text:span> uninstalls <text:span text:style-name="T1">all</text:span> currently loaded rules. When run with a list of script files <text:span text:style-name="Code_20_Text">submit</text:span> uninstalls each installed rule whose name matches a rule definition contained in one of the supplied script files. <text:span text:style-name="Code_20_Text">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text:soft-page-break/>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056475892" text:continue-list="list379551236" text:style-name="Outline">
        <text:list-item>
          <text:list>
            <text:list-header>
              <text:h text:style-name="Heading_20_2" text:outline-level="2" text:is-list-header="true"><text:span text:style-name="Code_20_Text"><text:span text:style-name="T5">Checking Rules Offline Using Script bytemancheck.sh</text:span></text:span></text:h>
            </text:list-header>
          </text:list>
        </text:list-item>
      </text:list>
      <text:p text:style-name="P1"><text:span text:style-name="Code_20_Text"><text:span text:style-name="T5">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5"> located in the </text:span></text:span><text:span text:style-name="Code_20_Text">bin</text:span><text:span text:style-name="Code_20_Text"><text:span text:style-name="T5"> directory of the release source tree. This script expects to find the byteman agent jar to be located in <text:s/>$</text:span></text:span><text:span text:style-name="Code_20_Text">BYTEMAN_HOME/lib/byteman.jar</text:span><text:span text:style-name="Code_20_Text"><text:span text:style-name="T5">. If </text:span></text:span><text:span text:style-name="Code_20_Text">BYTEMAN_HOME</text:span><text:span text:style-name="Code_20_Text"><text:span text:style-name="T5"> is not set it looks for a </text:span></text:span><text:span text:style-name="Code_20_Text">lib</text:span><text:span text:style-name="Code_20_Text"><text:span text:style-name="T5"> directory in the parent of the directory from which it is run. It needs to be supplied with a classpath locating any application classes mentioned in the rules.</text:span></text:span></text:p>
      <text:p text:style-name="Text_20_body">The command line syntax for the submit script is:</text:p>
      <text:p text:style-name="Code"><text:span text:style-name="Code_20_Text">bytemancheck [-cp </text:span><text:span text:style-name="Code_20_Text"><text:span text:style-name="T1">classpath</text:span></text:span><text:span text:style-name="Code_20_Text">]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P1"><text:span text:style-name="Code_20_Text"><text:span text:style-name="T5">Flag </text:span></text:span><text:span text:style-name="Code_20_Text">-cp</text:span><text:span text:style-name="Code_20_Text"><text:span text:style-name="T5"> provides a classpath used to locate classes mentioned in the scripts.</text:span></text:span></text:p>
      <text:list xml:id="list983226009" text:continue-numbering="true" text:style-name="Outline">
        <text:list-item>
          <text:list>
            <text:list-header>
              <text:h text:style-name="P18" text:outline-level="2" text:is-list-header="true"><text:span text:style-name="T6">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8">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8">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8">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8">org.jboss.byteman.verbose</text:span></text:span></text:p>
      <text:p text:style-name="P1">is set then the rule execution engine will display a variety of trace messages to the System.out as it <text:s/>parses, typechecks, compiles and executes rules.</text:p>
      <text:p text:style-name="P1"><text:soft-page-break/>Note that the <text:span text:style-name="Code_20_Text">debug</text:span> built-in is sensitive to this system property as well as to its own configuration switch</text:p>
      <text:p text:style-name="P3"><text:span text:style-name="Code_20_Text"><text:span text:style-name="T8">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8">org.jboss.byteman.quodlibet</text:span></text:span></text:p>
      <text:p text:style-name="P1"><text:span text:style-name="Code_20_Text"><text:span text:style-name="T5">is set then the agent will allow rules to be injected into methods of classes in the </text:span></text:span><text:span text:style-name="Code_20_Text">java.lang</text:span><text:span text:style-name="Code_20_Text"><text:span text:style-name="T5"> hierarchy. Note that this will require the Byteman jar to be installed in the bootstrap classpath using the </text:span></text:span><text:span text:style-name="Caption_20_characters"><text:span text:style-name="T5">boot:</text:span></text:span><text:span text:style-name="Code_20_Text"><text:span text:style-name="T5"> option to the </text:span></text:span><text:span text:style-name="Code_20_Text">-javaagent</text:span><text:span text:style-name="Code_20_Text"><text:span text:style-name="T5"> JVM command line argument.</text:span></text:span></text:p>
      <text:p text:style-name="P1"><text:span text:style-name="Code_20_Tex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drew Dinn</meta:initial-creator>
    <meta:creation-date>2008-09-25T16:33:44</meta:creation-date>
    <dc:creator>Andrew Dinn</dc:creator>
    <dc:date>2009-11-09T17:26:20</dc:date>
    <meta:printed-by>Andrew Dinn</meta:printed-by>
    <meta:print-date>2008-09-26T17:21:42</meta:print-date>
    <meta:editing-cycles>115</meta:editing-cycles>
    <meta:editing-duration>PT41H56M00S</meta:editing-duration>
    <meta:document-statistic meta:table-count="0" meta:image-count="0" meta:object-count="0" meta:page-count="32" meta:paragraph-count="387" meta:word-count="12980" meta:character-count="81019"/>
    <meta:user-defined meta:name="Info 1"/>
    <meta:user-defined meta:name="Info 2"/>
    <meta:user-defined meta:name="Info 3"/>
    <meta:user-defined meta:name="Info 4"/>
  </office:meta>
</office:document-meta>
</file>